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enturyGothic" svg:font-family="CenturyGothic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82cm" svg:stroke-color="#100f0d" draw:stroke-linejoin="miter" svg:stroke-linecap="butt" draw:fill="none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9.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88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9d9d9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88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1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5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6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0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1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2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3" style:family="text">
      <style:text-properties fo:color="#ffffff" style:font-name="CenturyGothic1" fo:font-size="18pt" style:font-size-asian="18pt" style:font-name-complex="CenturyGothic1" style:font-size-complex="18pt"/>
    </style:style>
    <style:style style:name="T4" style:family="text">
      <style:text-properties fo:color="#000000" style:font-name="CenturyGothic1" fo:font-size="11pt" fo:font-style="italic" fo:font-weight="bold" style:font-size-asian="11pt" style:font-name-complex="CenturyGothic1" style:font-size-complex="11pt" style:font-style-complex="italic" style:font-weight-complex="bold"/>
    </style:style>
    <style:style style:name="T5" style:family="text">
      <style:text-properties fo:color="#000000" style:font-name="CenturyGothic1" fo:font-size="11pt" fo:font-style="italic" style:font-size-asian="11pt" style:font-name-complex="CenturyGothic1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17">
        <draw:path draw:style-name="gr1" draw:text-style-name="P1" draw:layer="layout" svg:width="6.203cm" svg:height="6.203cm" svg:x="3.153cm" svg:y="8.225cm" svg:viewBox="0 0 6204 6204" svg:d="M3102 0c-1266 0-2354 758-2836 1845h5672c-483-1087-1571-1845-2836-1845zM266 1845c-171 385-266 810-266 1258 0 1713 1389 3101 3102 3101s3102-1388 3102-3101c0-448-96-873-266-1258z">
          <text:p/>
        </draw:path>
        <draw:path draw:style-name="gr1" draw:text-style-name="P1" draw:layer="layout" svg:width="7.288cm" svg:height="7.288cm" svg:x="12.895cm" svg:y="3.734cm" svg:viewBox="0 0 7289 7289" svg:d="M3644 0c-1487 0-2766 890-3332 2167h6665c-567-1277-1847-2167-3333-2167zM312 2167c-201 452-312 951-312 1477 0 2013 1631 3645 3644 3645s3645-1632 3645-3645c0-526-112-1025-312-1477z">
          <text:p/>
        </draw:path>
        <draw:path draw:style-name="gr1" draw:text-style-name="P1" draw:layer="layout" svg:width="13.059cm" svg:height="13.059cm" svg:x="7.124cm" svg:y="11.908cm" svg:viewBox="0 0 13060 13060" svg:d="M6529 0c-2663 0-4954 1596-5970 3883h11942c-1017-2287-3308-3883-5972-3883zM559 3883c-359 809-559 1704-559 2647 0 3607 2923 6530 6529 6530s6531-2923 6531-6530c0-943-200-1838-559-2647z">
          <text:p/>
        </draw:path>
        <draw:path draw:style-name="gr1" draw:text-style-name="P1" draw:layer="layout" svg:width="5.33cm" svg:height="5.329cm" svg:x="1.512cm" svg:y="20.718cm" svg:viewBox="0 0 5331 5330" svg:d="M2666 0c-1087 0-2023 651-2438 1584h4874c-414-933-1349-1584-2436-1584zM228 1584c-146 330-228 696-228 1081 0 1472 1194 2665 2666 2665s2665-1193 2665-2665c0-385-82-751-229-1081z">
          <text:p/>
        </draw:path>
        <draw:frame draw:style-name="gr2" draw:text-style-name="P3" draw:layer="layout" svg:width="3.439cm" svg:height="2.88cm" svg:x="2.113cm" svg:y="4.922cm">
          <draw:text-box>
            <text:p text:style-name="P2"><text:span text:style-name="T1">02</text:span></text:p>
          </draw:text-box>
        </draw:frame>
        <draw:frame draw:style-name="gr3" draw:text-style-name="P4" draw:layer="layout" svg:width="9.29cm" svg:height="1.973cm" svg:x="5.56cm" svg:y="4.811cm">
          <draw:text-box>
            <text:p text:style-name="P2"><text:span text:style-name="T2">Sözleşmeler, </text:span></text:p>
            <text:p text:style-name="P2"><text:span text:style-name="T2">Metinler </text:span></text:p>
          </draw:text-box>
        </draw:frame>
        <draw:frame draw:style-name="gr4" draw:text-style-name="P4" draw:layer="layout" svg:width="5.882cm" svg:height="0.987cm" svg:x="5.56cm" svg:y="6.914cm">
          <draw:text-box>
            <text:p text:style-name="P2"><text:span text:style-name="T2">Ve Görseller</text:span></text:p>
          </draw:text-box>
        </draw:frame>
      </draw:page>
      <draw:page draw:name="page2" draw:style-name="dp1" draw:master-page-name="master-page110">
        <draw:polygon draw:style-name="gr5" draw:text-style-name="P5" draw:layer="layout" svg:width="17.788cm" svg:height="0.78cm" svg:x="1.902cm" svg:y="2.534cm" svg:viewBox="0 0 17789 781" draw:points="0,0 17789,0 17789,781 0,781">
          <text:p/>
        </draw:polygon>
        <draw:polygon draw:style-name="gr6" draw:text-style-name="P6" draw:layer="layout" svg:width="0.794cm" svg:height="3.989cm" svg:x="1.902cm" svg:y="3.808cm" svg:viewBox="0 0 795 3990" draw:points="0,3990 795,3990 795,0 0,0">
          <text:p/>
        </draw:polygon>
        <draw:polygon draw:style-name="gr6" draw:text-style-name="P6" draw:layer="layout" svg:width="0.794cm" svg:height="3.564cm" svg:x="1.902cm" svg:y="7.797cm" svg:viewBox="0 0 795 3565" draw:points="0,3565 795,3565 795,0 0,0">
          <text:p/>
        </draw:polygon>
        <draw:polygon draw:style-name="gr6" draw:text-style-name="P6" draw:layer="layout" svg:width="0.794cm" svg:height="5.683cm" svg:x="1.902cm" svg:y="11.361cm" svg:viewBox="0 0 795 5684" draw:points="0,5684 795,5684 795,0 0,0">
          <text:p/>
        </draw:polygon>
        <draw:polygon draw:style-name="gr6" draw:text-style-name="P6" draw:layer="layout" svg:width="0.794cm" svg:height="5.682cm" svg:x="1.902cm" svg:y="17.044cm" svg:viewBox="0 0 795 5683" draw:points="0,5683 795,5683 795,0 0,0">
          <text:p/>
        </draw:polygon>
        <draw:frame draw:style-name="gr7" draw:text-style-name="P7" draw:layer="layout" svg:width="7.889cm" svg:height="0.738cm" svg:x="3.176cm" svg:y="2.584cm">
          <draw:text-box>
            <text:p text:style-name="P2"><text:span text:style-name="T3">Karşılaştırma Çemberleri</text:span></text:p>
          </draw:text-box>
        </draw:frame>
        <draw:polygon draw:style-name="gr5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5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5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5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5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5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5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5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5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5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5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5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5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5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5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5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5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5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5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5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5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5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5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5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5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5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5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5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5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5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5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5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5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5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5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5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5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5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5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5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5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5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5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8" draw:text-style-name="P7" draw:layer="layout" svg:width="5.171cm" svg:height="0.738cm" svg:x="14.612cm" svg:y="2.584cm">
          <draw:text-box>
            <text:p text:style-name="P2"><text:span text:style-name="T3">Süre: 5 dakika</text:span></text:p>
          </draw:text-box>
        </draw:frame>
        <draw:frame draw:style-name="gr9" draw:text-style-name="P8" draw:layer="layout" svg:width="2.352cm" svg:height="0.454cm" svg:x="2.89cm" svg:y="3.364cm">
          <draw:text-box>
            <text:p text:style-name="P2"><text:span text:style-name="T4">Matematik</text:span></text:p>
          </draw:text-box>
        </draw:frame>
        <draw:frame draw:style-name="gr10" draw:text-style-name="P8" draw:layer="layout" svg:width="5.361cm" svg:height="0.454cm" svg:x="6.543cm" svg:y="3.364cm">
          <draw:text-box>
            <text:p text:style-name="P2"><text:span text:style-name="T4">Değerlendirme Çemberi </text:span></text:p>
          </draw:text-box>
        </draw:frame>
        <draw:frame draw:style-name="gr11" draw:text-style-name="P8" draw:layer="layout" svg:width="2.762cm" svg:height="0.454cm" svg:x="12.42cm" svg:y="3.364cm">
          <draw:text-box>
            <text:p text:style-name="P2"><text:span text:style-name="T4">Racket Kodu</text:span></text:p>
          </draw:text-box>
        </draw:frame>
        <draw:frame draw:style-name="gr12" draw:text-style-name="P8" draw:layer="layout" svg:width="1.619cm" svg:height="0.454cm" draw:transform="rotate (1.5707963267949) translate (2.325cm 5.418cm)">
          <draw:text-box>
            <text:p text:style-name="P2"><text:span text:style-name="T5">Tur 1</text:span></text:p>
          </draw:text-box>
        </draw:frame>
        <draw:frame draw:style-name="gr13" draw:text-style-name="P8" draw:layer="layout" svg:width="3.008cm" svg:height="0.454cm" svg:x="2.89cm" svg:y="6.081cm">
          <draw:text-box>
            <text:p text:style-name="P2"><text:span text:style-name="T5">(3 * 7) - (1 + 2)</text:span></text:p>
          </draw:text-box>
        </draw:frame>
        <draw:frame draw:style-name="gr12" draw:text-style-name="P8" draw:layer="layout" svg:width="1.619cm" svg:height="0.454cm" draw:transform="rotate (1.5707963267949) translate (2.325cm 9.406cm)">
          <draw:text-box>
            <text:p text:style-name="P2"><text:span text:style-name="T5">Tur 2</text:span></text:p>
          </draw:text-box>
        </draw:frame>
        <draw:frame draw:style-name="gr14" draw:text-style-name="P8" draw:layer="layout" svg:width="2.013cm" svg:height="0.454cm" svg:x="2.89cm" svg:y="9.858cm">
          <draw:text-box>
            <text:p text:style-name="P2"><text:span text:style-name="T5">3 - (1 + 2)</text:span></text:p>
          </draw:text-box>
        </draw:frame>
        <draw:frame draw:style-name="gr12" draw:text-style-name="P8" draw:layer="layout" svg:width="1.619cm" svg:height="0.454cm" draw:transform="rotate (1.5707963267949) translate (2.325cm 12.971cm)">
          <draw:text-box>
            <text:p text:style-name="P2"><text:span text:style-name="T5">Tur 3</text:span></text:p>
          </draw:text-box>
        </draw:frame>
        <draw:frame draw:style-name="gr15" draw:text-style-name="P8" draw:layer="layout" svg:width="3.13cm" svg:height="0.454cm" svg:x="2.89cm" svg:y="14.481cm">
          <draw:text-box>
            <text:p text:style-name="P2"><text:span text:style-name="T5">3 - <text:s/>(1 + (5 * 6))</text:span></text:p>
          </draw:text-box>
        </draw:frame>
        <draw:frame draw:style-name="gr12" draw:text-style-name="P8" draw:layer="layout" svg:width="1.619cm" svg:height="0.454cm" draw:transform="rotate (1.5707963267949) translate (2.325cm 18.654cm)">
          <draw:text-box>
            <text:p text:style-name="P2"><text:span text:style-name="T5">Tur 4</text:span></text:p>
          </draw:text-box>
        </draw:frame>
        <draw:frame draw:style-name="gr13" draw:text-style-name="P8" draw:layer="layout" svg:width="3.008cm" svg:height="0.454cm" svg:x="2.89cm" svg:y="20.164cm">
          <draw:text-box>
            <text:p text:style-name="P2"><text:span text:style-name="T5">(1 + (5 * 6)) -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enturyGothic" svg:font-family="CenturyGothic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20:20.880392455</dc:date>
    <meta:editing-duration>PT1H1M32S</meta:editing-duration>
    <meta:editing-cycles>19</meta:editing-cycles>
    <meta:generator>LibreOffice/6.2.5.2$Linux_X86_64 LibreOffice_project/20$Build-2</meta:generator>
    <meta:document-statistic meta:object-count="74"/>
  </office:meta>
</office:document-meta>
</file>